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1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Custom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 (PK)</text:p>
          </table:table-cell>
          <table:table-cell office:value-type="string" calcext:value-type="string">
            <text:p>CityID (FK)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nCaD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akin</text:p>
          </table:table-cell>
          <table:table-cell office:value-type="string" calcext:value-type="string">
            <text:p>Skywalk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i-Wan</text:p>
          </table:table-cell>
          <table:table-cell office:value-type="string" calcext:value-type="string">
            <text:p>Keno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i-Wan</text:p>
          </table:table-cell>
          <table:table-cell office:value-type="string" calcext:value-type="string">
            <text:p>Kenobi</text:p>
          </table:table-cell>
        </table:table-row>
      </table:table>
      <table:table table:name="Citi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 (PK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k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İstanbu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İzmir</text:p>
          </table:table-cell>
        </table:table-row>
      </table:table>
      <table:table table:name="Product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t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dalina</text:p>
          </table:table-cell>
          <table:table-cell/>
        </table:table-row>
      </table:table>
      <table:table table:name="Orders" table:style-name="ta1"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stomerId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TODAY()" office:value-type="date" office:date-value="2022-10-22" calcext:value-type="date">
            <text:p>22.10.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TODAY()" office:value-type="date" office:date-value="2022-10-22" calcext:value-type="date">
            <text:p>22.10.2022</text:p>
          </table:table-cell>
        </table:table-row>
      </table:table>
      <table:table table:name="OrderDetail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2T01:14:04.043536718</dc:date>
    <meta:editing-duration>PT32M11S</meta:editing-duration>
    <meta:editing-cycles>1</meta:editing-cycles>
    <meta:document-statistic meta:table-count="5" meta:cell-count="57" meta:object-count="0"/>
    <meta:generator>LibreOffice/7.4.2.3$Linux_X86_64 LibreOffice_project/40$Build-3</meta:generator>
  </office:meta>
</office:document-meta>
</file>